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style:font-name="Monospace" fo:font-size="10pt" officeooo:paragraph-rsid="00099b0f" style:font-name-asian="Monospace" style:font-size-asian="10pt" style:font-name-complex="Monospace" style:font-size-complex="10pt"/>
    </style:style>
    <style:style style:name="P2" style:family="paragraph" style:parent-style-name="Standard">
      <style:text-properties officeooo:paragraph-rsid="00099b0f"/>
    </style:style>
    <style:style style:name="P3"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4"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list-style-name="">
      <style:paragraph-properties fo:margin-left="0in" fo:margin-right="0in" fo:text-align="start" style:justify-single-word="false" fo:text-indent="0in" style:auto-text-indent="false" style:text-autospace="none"/>
    </style:style>
    <style:style style:name="P6" style:family="paragraph" style:parent-style-name="Heading_20_2">
      <style:text-properties officeooo:paragraph-rsid="00099b0f"/>
    </style:style>
    <style:style style:name="P7" style:family="paragraph" style:parent-style-name="Heading_20_2" style:list-style-name="">
      <style:text-properties officeooo:paragraph-rsid="00099b0f"/>
    </style:style>
    <style:style style:name="P8" style:family="paragraph" style:parent-style-name="Heading_20_2">
      <style:paragraph-properties fo:break-before="page"/>
      <style:text-properties officeooo:paragraph-rsid="00099b0f"/>
    </style:style>
    <style:style style:name="P9" style:family="paragraph" style:parent-style-name="Heading_20_1">
      <style:text-properties officeooo:paragraph-rsid="00099b0f"/>
    </style:style>
    <style:style style:name="P10" style:family="paragraph" style:parent-style-name="Header">
      <style:text-properties officeooo:paragraph-rsid="000ca611"/>
    </style:style>
    <style:style style:name="P11" style:family="paragraph" style:parent-style-name="Text_20_body">
      <style:text-properties officeooo:paragraph-rsid="00099b0f"/>
    </style:style>
    <style:style style:name="P12" style:family="paragraph" style:parent-style-name="Text_20_body">
      <style:text-properties officeooo:paragraph-rsid="0009f2e9"/>
    </style:style>
    <style:style style:name="P13" style:family="paragraph" style:parent-style-name="Text_20_body">
      <style:text-properties officeooo:paragraph-rsid="000b81f5"/>
    </style:style>
    <style:style style:name="P14" style:family="paragraph" style:parent-style-name="Text_20_body">
      <style:text-properties officeooo:paragraph-rsid="000bca5f"/>
    </style:style>
    <style:style style:name="T1" style:family="text">
      <style:text-properties officeooo:rsid="00099b0f"/>
    </style:style>
    <style:style style:name="T2" style:family="text">
      <style:text-properties fo:color="#000000"/>
    </style:style>
    <style:style style:name="T3" style:family="text">
      <style:text-properties fo:color="#000000" style:font-name="Monospace" fo:font-size="10pt" style:font-name-asian="Monospace" style:font-size-asian="10pt" style:font-name-complex="Monospace" style:font-size-complex="10pt"/>
    </style:style>
    <style:style style:name="T4" style:family="text">
      <style:text-properties fo:color="#00c87d"/>
    </style:style>
    <style:style style:name="T5" style:family="text">
      <style:text-properties officeooo:rsid="0009f2e9"/>
    </style:style>
    <style:style style:name="T6" style:family="text">
      <style:text-properties officeooo:rsid="000b81f5"/>
    </style:style>
    <style:style style:name="T7" style:family="text">
      <style:text-properties officeooo:rsid="000bca5f"/>
    </style:style>
    <style:style style:name="T8" style:family="text">
      <style:text-properties officeooo:rsid="000ca611"/>
    </style:style>
    <style:style style:name="T9" style:family="text">
      <style:text-properties officeooo:rsid="000db2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1">Operativsystemer Øving 3 Rapport</text:span></text:h>
      <text:h text:style-name="P6" text:outline-level="2"><text:span text:style-name="T1">Hvordan eksperimentere for å få bedre Round-Robin</text:span></text:h>
      <text:p text:style-name="P11"><text:span text:style-name="T1">For å få bedre Round-Robin kan man endre verdiene som blir puttet ut. En stor forbedring i programmeringskoden vil være å la CPUen begynne på en oppgave med en gang når den blir avbrutt av I/O, men det har vi ikke lov til ifølge oppgaveteksten.</text:span></text:p>
      <text:h text:style-name="P6" text:outline-level="2"><text:span text:style-name="T1">Utskrift fra kjøringen</text:span></text:h>
      <text:p text:style-name="P11"><text:span text:style-name="T1">Her er en utskrift med de gitte parameterene:</text:span></text:p>
      <text:p text:style-name="P1"><text:span text:style-name="T1">Please input system parameters: </text:span></text:p>
      <text:p text:style-name="P3">Memory size (KB): 2048</text:p>
      <text:p text:style-name="P4"><text:span text:style-name="T2">Maximum uninterrupted cpu time for a process (ms): </text:span><text:span text:style-name="T4">500</text:span></text:p>
      <text:p text:style-name="P4"><text:span text:style-name="T2">Average I/O operation time (ms): </text:span><text:span text:style-name="T4">225</text:span></text:p>
      <text:p text:style-name="P4"><text:span text:style-name="T2">Simulation length (ms): </text:span><text:span text:style-name="T4">250000</text:span></text:p>
      <text:p text:style-name="P4"><text:span text:style-name="T2">Average time between process arrivals (ms): </text:span><text:span text:style-name="T4">5000</text:span></text:p>
      <text:p text:style-name="P3">Simulating.....done.</text:p>
      <text:p text:style-name="P4"/>
      <text:p text:style-name="P3">Simulation statistics:</text:p>
      <text:p text:style-name="P4"/>
      <text:p text:style-name="P3">Number of completed processes: <text:s text:c="31"/>10</text:p>
      <text:p text:style-name="P3">Number of created processes: <text:s text:c="33"/>52</text:p>
      <text:p text:style-name="P3">Number of (forced) process switches: <text:s text:c="25"/>71</text:p>
      <text:p text:style-name="P3">Number of processed I/O operations: <text:s text:c="26"/>416</text:p>
      <text:p text:style-name="P3">Average throughput (processes per second): <text:s text:c="19"/>0.04</text:p>
      <text:p text:style-name="P4"/>
      <text:p text:style-name="P3">Total CPU time spent processing: <text:s text:c="29"/>113842 ms</text:p>
      <text:p text:style-name="P3">Fraction of CPU time spent processing: <text:s text:c="23"/>45.5368%</text:p>
      <text:p text:style-name="P3">Total CPU time spent waiting: <text:s text:c="32"/>136158 ms</text:p>
      <text:p text:style-name="P3">Fraction of CPU time spent waiting: <text:s text:c="26"/>54.4632%</text:p>
      <text:p text:style-name="P4"/>
      <text:p text:style-name="P3">Largest occuring memory queue length: <text:s text:c="24"/>36</text:p>
      <text:p text:style-name="P3">Average memory queue length: <text:s text:c="33"/>15.42472</text:p>
      <text:p text:style-name="P3">Largest occuring cpu queue length: <text:s text:c="27"/>7</text:p>
      <text:p text:style-name="P3">Average cpu queue length: <text:s text:c="36"/>5.014408</text:p>
      <text:p text:style-name="P3">Largest occuring I/O queue length: <text:s text:c="27"/>1</text:p>
      <text:p text:style-name="P3">Average I/O queue length: <text:s text:c="36"/>0.015072</text:p>
      <text:p text:style-name="P3">Average # of times a process has been placed in memory queue: 1</text:p>
      <text:p text:style-name="P3">Average # of times a process has been placed in cpu queue: <text:s text:c="3"/>17.0</text:p>
      <text:p text:style-name="P3">Average # of times a process has been placed in I/O queue: <text:s text:c="3"/>8.9</text:p>
      <text:p text:style-name="P4"/>
      <text:p text:style-name="P3">Average time spent in system per process: <text:s text:c="20"/>66935 ms</text:p>
      <text:p text:style-name="P3">Average time spent waiting for memory per process: <text:s text:c="11"/>22051 ms</text:p>
      <text:p text:style-name="P3">Average time spent waiting for cpu per process: <text:s text:c="14"/>37274 ms</text:p>
      <text:p text:style-name="P3">Average time spent processing per process: <text:s text:c="19"/>5700 ms</text:p>
      <text:p text:style-name="P3">Average time spent waiting for I/O per process: <text:s text:c="14"/>73 ms</text:p>
      <text:p text:style-name="P5"><text:span text:style-name="T3">Average time spent in I/O per process: <text:s text:c="23"/>1835 ms</text:span></text:p>
      <text:p text:style-name="Standard"/>
      <text:p text:style-name="P2"><text:span text:style-name="T1">Som vi ser, så har vi veldig lite utnyttelse av prosessoren, bare 46%. Dette gir dårlig throughput og ellers dårlige stats. Ved å se på når programmet kjører, kan man tydelig se at dette skjer fordi prosessene trenger for kort tid før de trenger I/O, og dermed står CPUen lenge idle. Dette kan man prøve å bøte på ved å ha kortere tidskvant. Hvis man for eksempel prøver med 200ms, blir det slik:</text:span></text:p>
      <text:p text:style-name="P1"><text:soft-page-break/><text:span text:style-name="T1">Please input system parameters: </text:span></text:p>
      <text:p text:style-name="P3">Memory size (KB): 2048</text:p>
      <text:p text:style-name="P4"><text:span text:style-name="T2">Maximum uninterrupted cpu time for a process (ms): </text:span><text:span text:style-name="T4">200</text:span></text:p>
      <text:p text:style-name="P4"><text:span text:style-name="T2">Average I/O operation time (ms): </text:span><text:span text:style-name="T4">225</text:span></text:p>
      <text:p text:style-name="P4"><text:span text:style-name="T2">Simulation length (ms): </text:span><text:span text:style-name="T4">250000</text:span></text:p>
      <text:p text:style-name="P4"><text:span text:style-name="T2">Average time between process arrivals (ms): </text:span><text:span text:style-name="T4">5000</text:span></text:p>
      <text:p text:style-name="P3">Simulating.....done.</text:p>
      <text:p text:style-name="P4"/>
      <text:p text:style-name="P3">Simulation statistics:</text:p>
      <text:p text:style-name="P4"/>
      <text:p text:style-name="P3">Number of completed processes: <text:s text:c="31"/>26</text:p>
      <text:p text:style-name="P3">Number of created processes: <text:s text:c="33"/>55</text:p>
      <text:p text:style-name="P3">Number of (forced) process switches: <text:s text:c="25"/>651</text:p>
      <text:p text:style-name="P3">Number of processed I/O operations: <text:s text:c="26"/>570</text:p>
      <text:p text:style-name="P3">Average throughput (processes per second): <text:s text:c="19"/>0.104</text:p>
      <text:p text:style-name="P4"/>
      <text:p text:style-name="P3">Total CPU time spent processing: <text:s text:c="29"/>173901 ms</text:p>
      <text:p text:style-name="P3">Fraction of CPU time spent processing: <text:s text:c="23"/>69.5604%</text:p>
      <text:p text:style-name="P3">Total CPU time spent waiting: <text:s text:c="32"/>76099 ms</text:p>
      <text:p text:style-name="P3">Fraction of CPU time spent waiting: <text:s text:c="26"/>30.4396%</text:p>
      <text:p text:style-name="P4"/>
      <text:p text:style-name="P3">Largest occuring memory queue length: <text:s text:c="24"/>23</text:p>
      <text:p text:style-name="P3">Average memory queue length: <text:s text:c="33"/>8.658572</text:p>
      <text:p text:style-name="P3">Largest occuring cpu queue length: <text:s text:c="27"/>10</text:p>
      <text:p text:style-name="P3">Average cpu queue length: <text:s text:c="36"/>4.719156</text:p>
      <text:p text:style-name="P3">Largest occuring I/O queue length: <text:s text:c="27"/>4</text:p>
      <text:p text:style-name="P3">Average I/O queue length: <text:s text:c="36"/>0.210444</text:p>
      <text:p text:style-name="P3">Average # of times a process has been placed in memory queue: 1</text:p>
      <text:p text:style-name="P3">Average # of times a process has been placed in cpu queue: <text:s text:c="3"/>35.307693</text:p>
      <text:p text:style-name="P3">Average # of times a process has been placed in I/O queue: <text:s text:c="3"/>11.076923</text:p>
      <text:p text:style-name="P4"/>
      <text:p text:style-name="P3">Average time spent in system per process: <text:s text:c="20"/>62884 ms</text:p>
      <text:p text:style-name="P3">Average time spent waiting for memory per process: <text:s text:c="11"/>20616 ms</text:p>
      <text:p text:style-name="P3">Average time spent waiting for cpu per process: <text:s text:c="14"/>32851 ms</text:p>
      <text:p text:style-name="P3">Average time spent processing per process: <text:s text:c="19"/>5754 ms</text:p>
      <text:p text:style-name="P3">Average time spent waiting for I/O per process: <text:s text:c="14"/>899 ms</text:p>
      <text:p text:style-name="P5"><text:span text:style-name="T3">Average time spent in I/O per process: <text:s text:c="23"/>2761 ms</text:span></text:p>
      <text:p text:style-name="Standard"/>
      <text:p text:style-name="P2"><text:span text:style-name="T1">Her ser vi at vi fikk drastisk bedre stats, bare av å endre tidskvanten.</text:span></text:p>
      <text:h text:style-name="P7" text:outline-level="2"><text:span text:style-name="T1"/></text:h>
      <text:h text:style-name="P8" text:outline-level="2"><text:span text:style-name="T1">Hva skjer i køene når vi endrer ting</text:span></text:h>
      <text:p text:style-name="P12"><text:span text:style-name="T5">Dette er en litt uklar oppgave, men jeg regner med oppgaven mener at jeg skal skrive hva som skjer med lengden på de forskjellige køene (minne, CPU og IO) hvis man endrer de forskjellige parametrene (lagerstørrelse, tidskvant og gjennomsnittlig I/O operasjontid).</text:span></text:p>
      <text:p text:style-name="P12"><text:span text:style-name="T5">Dette er på mange måter et ganske komplisert spørsmål. Grunnen til dette, er at alt henger sammen. Det finnes bare et visst antall prosesser i systemet på en gang, og hvis det er flere i en kø, vil det naturlig også være færre i de andre køene. Samtidig kompliserer det enda mer at hvordan disse parametrene er satt sammen endrer på througputen, og kan dermed endre på hvor mange prosesser vi faktisk har inne i systemet. Men la oss gå grundig igjennom en og en parameter, og se hva som skjer hvis vi endrer de.</text:span></text:p>
      <text:p text:style-name="P12"><text:span text:style-name="T5">La oss begynne med lagerstørrelse. Lagerstørrelse begrenser effektivt hvor mange prosesser som kan være «i spill» samtidig, en lav lagerstørrelse vil gjøre at det er færre prosesser som kan være i I/O og CPU. De prosessene som </text:span><text:span text:style-name="T6">ikke har plass i lageret, legger seg i minnekøen. De må vente helt til en prosess er ferdig, og det den har brukt blir fjernet fra lageret. Da vil det bli plass til den nye prosessen, og den kan da starte å kjøre.</text:span></text:p>
      <text:p text:style-name="P13"><text:span text:style-name="T6">Lagerstørrelsen kan også påvirke IO-køen og CPU-køen. Det vil naturligvis bli færre elementer her ved lavere lagerstørrelse, og det kan til og med skje at throughputen blir lavere siden både IO og CPU virker bedre når det alltid er en prosess i køen, slik at den alltid har noe å jobbe med. Derfor er det lurt at lagerstørrelsen er så stor som mulig, slik at CPUen og IO får jobbe så fort de klarer.</text:span></text:p>
      <text:p text:style-name="P13"><text:span text:style-name="T6">Gjennomsnittlig I/O operasjonstid har også mye å si i dette samspillet. Siden vi ikke har noen påvirkning til hvor lang tid prosessene bruker på CPUen, er det her vi bestemmer om prosessene er CPU-intensive, eller IO-intensive. Hvis I/O-operasjonstiden er kort, vil prosessene være CPU-intensive og det er CPUen som er flaskehalsen, og vi vil se at lengden på CPUkøen blir lang.</text:span></text:p>
      <text:p text:style-name="P13"><text:span text:style-name="T6">Derimot hvis I/O-operasjonstiden er lang, vil det være I/O som er flaskehalsen, og vi kan si at prosessene er I/O-intensive. Da vil vi se IO-køen bli lang, og prosessor-køen ikke være fullt så lang. </text:span></text:p>
      <text:p text:style-name="P13"><text:span text:style-name="T6">Så I/O-operasjonstiden har altså med forholdet mellom CPU-køen og I/O-køen å gjøre. Den gjør ikke noe med minnekøen. Vi husker at minnekøen har alle prosessene som det ikke er plass til i CPU-køen og I/O-køen.</text:span></text:p>
      <text:p text:style-name="P14"><text:span text:style-name="T6">Den siste parameteren er tidskvanten. Dette er hvor langt et hvert prossessorenhet er. Dvs hvor lenge prosessoren jobber av gangen. Hvis tidskvanten er 500, kan det bare komme en ny prosess hvert fem hundrede sekund. Hvis alle prosesser bare skulle jobbet i prosessoren, så hadde ikke dette gjort så mye, men siden prosessene ofte får avbrudd og må jobbe i IO, så vil prosessoren stå mye idle, uutnyttet.</text:span></text:p>
      <text:p text:style-name="P14"><text:span text:style-name="T6">Dette vil gjøre at systemet går tregere, det vil si lavere throughput (ihvertfall hvis vi snakker om CPU-intensive prosesser). Med andre ord vil da CPU-køen bygge seg opp. Naturligvis vil da også minne-køen bygge seg opp, siden det tar lengre tid å få prosesser </text:span><text:span text:style-name="T7">ut av systemet, og også minnet. I/O-køen derimot, vil minske, siden prosessoren ikke klarer å sende prosesser så ofte dit.</text:span></text:p>
      <text:p text:style-name="P14"><text:span text:style-name="T7">Hva kan man så lære av dette til den virkelige verdenen. I den virkelige verden så ser ting litt anderledes ut. Man kan endre på minnestørrelse, men det er dyrt. Man kan endre på tidskvant, men å skifte prosess koster sykluser. Hvor lang til I/O går kan man prøve å forbedre ved å for eksempel kjøpe større harddisker. Så her har vi et fint eksempel som gjør at man kan lære litt av hvordan samspillet er i den virkelige v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b" fo:country="NO"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ca611"/>
    </style:style>
    <style:style style:name="MT1" style:family="text">
      <style:text-properties officeooo:rsid="000ca611"/>
    </style:style>
    <style:style style:name="MT2" style:family="text">
      <style:text-properties officeooo:rsid="000db242"/>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text:span text:style-name="MT1">Sindre Ilebekk Johansen<text:tab/>25.10.2012<text:tab/>Rapport Operativystemer Øving 3</text:span></text:p>
      </style:header>
      <style:footer>
        <text:p text:style-name="Footer"><text:tab/><text:span text:style-name="MT2">Side </text:span><text:span text:style-name="MT2"><text:page-number text:select-page="current">1</text:page-number></text:span><text:span text:style-name="MT2"> av </text:span><text:span text:style-name="MT2"><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5T19:26:53</meta:creation-date>
    <dc:date>2012-10-25T20:27:14</dc:date>
    <meta:editing-duration>PT45M11S</meta:editing-duration>
    <meta:editing-cycles>5</meta:editing-cycles>
    <meta:generator>LibreOffice/3.6$Linux_X86_64 LibreOffice_project/360m1$Build-2</meta:generator>
    <meta:document-statistic meta:table-count="0" meta:image-count="0" meta:object-count="0" meta:page-count="3" meta:paragraph-count="84" meta:word-count="1248" meta:character-count="8359" meta:non-whitespace-character-count="6123"/>
  </office:meta>
</office:document-meta>
</file>